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paragraph-properties fo:break-before="page"/>
      <style:text-properties style:font-name="Arial"/>
    </style:style>
    <style:style style:name="P3" style:family="paragraph" style:parent-style-name="Preformatted_20_Text">
      <style:paragraph-properties fo:break-before="page"/>
      <style:text-properties style:font-name="Arial"/>
    </style:style>
    <style:style style:name="P4" style:family="paragraph" style:parent-style-name="Heading_20_3">
      <style:paragraph-properties fo:break-before="page"/>
      <style:text-properties style:font-name="Arial"/>
    </style:style>
    <style:style style:name="P5" style:family="paragraph" style:parent-style-name="Standard">
      <style:text-properties style:font-name="Arial"/>
    </style:style>
    <style:style style:name="P6" style:family="paragraph" style:parent-style-name="Heading_20_2">
      <style:text-properties style:font-name="Arial"/>
    </style:style>
    <style:style style:name="P7" style:family="paragraph" style:parent-style-name="Preformatted_20_Text">
      <style:paragraph-properties fo:margin-top="0cm" fo:margin-bottom="0.499cm"/>
    </style:style>
    <style:style style:name="P8" style:family="paragraph" style:parent-style-name="Text_20_body" style:list-style-name="L1"/>
    <style:style style:name="P9" style:family="paragraph" style:parent-style-name="Text_20_body" style:list-style-name="L1">
      <style:text-properties style:font-name="Arial"/>
    </style:style>
    <style:style style:name="P10" style:family="paragraph" style:parent-style-name="Text_20_body" style:list-style-name="L2">
      <style:text-properties style:font-name="Arial"/>
    </style:style>
    <style:style style:name="P11" style:family="paragraph" style:parent-style-name="Text_20_body" style:list-style-name="L3">
      <style:text-properties style:font-name="Arial"/>
    </style:style>
    <style:style style:name="P12" style:family="paragraph" style:parent-style-name="Text_20_body" style:list-style-name="L4">
      <style:text-properties style:font-name="Arial"/>
    </style:style>
    <style:style style:name="P13" style:family="paragraph" style:parent-style-name="Text_20_body" style:list-style-name="L5"/>
    <style:style style:name="P14" style:family="paragraph" style:parent-style-name="Text_20_body" style:list-style-name="L1">
      <style:paragraph-properties fo:margin-top="0cm" fo:margin-bottom="0cm"/>
      <style:text-properties style:font-name="Arial"/>
    </style:style>
    <style:style style:name="P15" style:family="paragraph" style:parent-style-name="Text_20_body" style:list-style-name="L2">
      <style:paragraph-properties fo:margin-top="0cm" fo:margin-bottom="0cm"/>
      <style:text-properties style:font-name="Arial"/>
    </style:style>
    <style:style style:name="P16" style:family="paragraph" style:parent-style-name="Text_20_body" style:list-style-name="L3">
      <style:paragraph-properties fo:margin-top="0cm" fo:margin-bottom="0cm"/>
      <style:text-properties style:font-name="Arial"/>
    </style:style>
    <style:style style:name="P17" style:family="paragraph" style:parent-style-name="Text_20_body" style:list-style-name="L4">
      <style:paragraph-properties fo:margin-top="0cm" fo:margin-bottom="0cm"/>
      <style:text-properties style:font-name="Arial"/>
    </style:style>
    <style:style style:name="P18" style:family="paragraph" style:parent-style-name="Text_20_body" style:list-style-name="L2">
      <style:paragraph-properties fo:margin-top="0cm" fo:margin-bottom="0cm"/>
    </style:style>
    <style:style style:name="P19" style:family="paragraph" style:parent-style-name="Text_20_body" style:list-style-name="L5">
      <style:paragraph-properties fo:margin-top="0cm" fo:margin-bottom="0cm"/>
    </style:style>
    <style:style style:name="P20" style:family="paragraph" style:parent-style-name="Text_20_body" style:list-style-name="L4">
      <style:paragraph-properties fo:break-before="page"/>
      <style:text-properties style:font-name="Arial"/>
    </style:style>
    <style:style style:name="P21" style:family="paragraph" style:parent-style-name="List_20_Contents" style:list-style-name="L3">
      <style:text-properties style:font-name="Arial"/>
    </style:style>
    <style:style style:name="T1" style:family="text">
      <style:text-properties fo:font-weight="bold"/>
    </style:style>
    <style:style style:name="T2" style:family="text">
      <style:text-properties style:font-name="Arial"/>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bookmark text:name="Rennschnecke"/>Rennschnecke </text:h>
      <text:list xml:id="list1428813654088445696" text:style-name="L1">
        <text:list-item>
          <text:p text:style-name="P9">Erstelle eine Klasse "Rennschnecke" </text:p>
        </text:list-item>
        <text:list-item>
          <text:p text:style-name="P14">Rennschnecken sollen folgende Eigenschaften(Objektvariablen) besitzen: </text:p>
          <text:list>
            <text:list-item>
              <text:p text:style-name="P14">einen Namen </text:p>
            </text:list-item>
            <text:list-item>
              <text:p text:style-name="P14">eine Rasse </text:p>
            </text:list-item>
            <text:list-item>
              <text:p text:style-name="P14">eine Maximalgeschwindigkeit (Veränderung der Strecke pro Schritt) </text:p>
            </text:list-item>
            <text:list-item>
              <text:p text:style-name="P14">die Schnecke soll wissen welchen Weg sie bereits zurück gelegt hat </text:p>
            </text:list-item>
          </text:list>
        </text:list-item>
        <text:list-item>
          <text:p text:style-name="P8"><text:span text:style-name="T2">Erstelle für die Klasse Rennschnecke einen </text:span><text:a xlink:type="simple" xlink:href="http://wiki.freitagsrunde.org/Javakurs2006/Java_Kurzreferenz#Konstruktor" text:style-name="Internet_20_link" text:visited-style-name="Visited_20_Internet_20_Link"><text:span text:style-name="T2">Konstruktor</text:span></text:a><text:span text:style-name="T2">, der den Instanzvariablen beim Erstellen einer neuen Instanz (Objekt zu dieser Klasse) Werte zuweist. </text:span></text:p>
        </text:list-item>
        <text:list-item>
          <text:p text:style-name="P14">Lege in der Klasse "Rennschnecke" eine Methode "krieche()" an, welche die Schnecke abhängig von ihrer Maximalgeschwindigkeit eine zufällige Strecke weiter bewegt. Soll heißen: Sie kriecht eine zufällige Strecke größer null und kleiner ihrer Maximalgeschwindigkeit. Nimm als Zeiteinheit 1 an. </text:p>
          <text:list>
            <text:list-item>
              <text:p text:style-name="P14">Tipp: Schaut euch die Methode Math.random() aus der Java API an. </text:p>
            </text:list-item>
          </text:list>
        </text:list-item>
        <text:list-item>
          <text:p text:style-name="P9">Lege in der Klasse "Rennschnecke" eine Methode "public String toString()" an, welche die Daten der Schnecke mit return als String zurückgibt. </text:p>
        </text:list-item>
        <text:list-item>
          <text:p text:style-name="P14">Teste deine Klasse, indem du probehalber ein Rennschneckenobjekt erzeugst und seine Daten auf der Konsole ausgibst. </text:p>
          <text:list>
            <text:list-item>
              <text:p text:style-name="P9">Tipp:Verwende zum Ausgeben der Daten die toString() Methode der Rennschnecke. </text:p>
            </text:list-item>
          </text:list>
        </text:list-item>
      </text:list>
      <text:h text:style-name="P6" text:outline-level="2"><text:bookmark text:name="Rennen"/>Rennen </text:h>
      <text:list xml:id="list1426006615267374775" text:style-name="L2">
        <text:list-item>
          <text:p text:style-name="P10">Erstelle eine Klasse "Rennen" </text:p>
        </text:list-item>
        <text:list-item>
          <text:p text:style-name="P15">Ein Rennen hat folgende Eigenschaften: </text:p>
          <text:list>
            <text:list-item>
              <text:p text:style-name="P15">einen Namen </text:p>
            </text:list-item>
            <text:list-item>
              <text:p text:style-name="P15">die Anzahl der teilnehmenden Schnecken </text:p>
            </text:list-item>
            <text:list-item>
              <text:p text:style-name="P15">die teilnemenden Schnecken selbst, als: </text:p>
              <text:list>
                <text:list-item>
                  <text:p text:style-name="P15">Array: einfachere Umsetzung mit konstanter Teilnehmerzahl </text:p>
                </text:list-item>
                <text:list-item>
                  <text:p text:style-name="P18"><text:a xlink:type="simple" xlink:href="http://wiki.freitagsrunde.org/Javakurs2007/ArrayList" text:style-name="Internet_20_link" text:visited-style-name="Visited_20_Internet_20_Link"><text:span text:style-name="T2">ArrayList</text:span></text:a><text:span text:style-name="T2">: schönere Umsetzung mit variabler Teilnehmerzahl </text:span></text:p>
                  <text:list>
                    <text:list-item>
                      <text:p text:style-name="P15">Tipps: </text:p>
                      <text:list>
                        <text:list-item>
                          <text:p text:style-name="P15">Verwende als Datentyp ArrayList&lt;Rennschnecke&gt; </text:p>
                        </text:list-item>
                        <text:list-item>
                          <text:p text:style-name="P15">Verwende beim Erstellen new ArrayList&lt;Rennschnecke&gt;() </text:p>
                        </text:list-item>
                      </text:list>
                    </text:list-item>
                  </text:list>
                </text:list-item>
              </text:list>
            </text:list-item>
            <text:list-item>
              <text:p text:style-name="P15">die Länge der zu kriechenden Strecke </text:p>
            </text:list-item>
          </text:list>
        </text:list-item>
        <text:list-item>
          <text:p text:style-name="P10">Überlege dir, welche dieser Werte bereits im Konstruktor gesetzt werden sollten. </text:p>
        </text:list-item>
        <text:list-item>
          <text:p text:style-name="P10">Lege in der Klasse "Rennen" eine Methode "void addRennschnecke(Rennschnecke neueSchnecke)" an, welche dem Rennen eine Schnecke hinzufügt. </text:p>
        </text:list-item>
        <text:list-item>
          <text:p text:style-name="P10">Lege in der Klasse "Rennen" eine Methode "void removeRennschnecke(String name)" an, welche eine Schnecke aus dem Rennen entfernt. (nicht so einfach und kann erstmal übersprungen werden) </text:p>
        </text:list-item>
        <text:list-item>
          <text:p text:style-name="P15">Lege in der Klasse "Rennen" eine Methode "public String toString()" an, welche die Daten des Rennens mit return als String zurückgibt. </text:p>
          <text:list>
            <text:list-item>
              <text:p text:style-name="P15">Tipp: Um die Daten der beteiligten Schnecken zurückzugeben, könnt ihr deren toString() Funktion benutzen. </text:p>
            </text:list-item>
          </text:list>
        </text:list-item>
        <text:list-item>
          <text:p text:style-name="P10">Teste deine Klasse vom Hauptprogramm aus! </text:p>
        </text:list-item>
        <text:list-item>
          <text:p text:style-name="P10"><text:soft-page-break/>Lege in der Klasse "Rennen" eine Methode "Rennschnecke ermittleGewinner()" an, welche <text:span text:style-name="T1">null</text:span> zurückliefert, wenn noch keine der teilnemenden Schnecken das Ziel erreicht hat und anderenfalls die Gewinnerschnecke zurückgibt. </text:p>
        </text:list-item>
        <text:list-item>
          <text:p text:style-name="P10">Lege in der Klasse "Rennen" eine Methode "void lasseSchneckenKriechen()" an, welche alle teilnemenden Schnecken einmal kriechen lässt. </text:p>
        </text:list-item>
        <text:list-item>
          <text:p text:style-name="P15">Lege in der Klasse "Rennen" eine Methode "void durchfuehren()" an, welche so lange lasseSchneckenKriechen() aufruft, bis eine der Schnecken das Ziel erreicht hat. </text:p>
          <text:list>
            <text:list-item>
              <text:p text:style-name="P10">Tipp: Ob eine Schnecke im Ziel angekommen ist, kannst du mit deiner Methode ermittleGewinner() herausfinden. </text:p>
            </text:list-item>
          </text:list>
        </text:list-item>
      </text:list>
      <text:h text:style-name="P6" text:outline-level="2"><text:bookmark text:name="Wettb.C3.BCro"/>Wettbüro </text:h>
      <text:list xml:id="list7704023057748130499" text:style-name="L3">
        <text:list-item>
          <text:p text:style-name="P11">Erstelle eine Klasse Wettbuero. </text:p>
          <text:p text:style-name="P21">Ein Wettbuero hat die folgenden Eigenschaften: </text:p>
          <text:list>
            <text:list-item>
              <text:p text:style-name="P16">Es weiß, für welches Rennen es seine Wetten entgegennimmt. </text:p>
            </text:list-item>
            <text:list-item>
              <text:p text:style-name="P16">Es verfügt über eine Liste (z.B. eine ArrayList) von angenommenen Wetten. </text:p>
            </text:list-item>
            <text:list-item>
              <text:p text:style-name="P16">Es hat einen festen Faktor, mit welchem Wetteinsätze bei einem Gewinn multipliziert werden. </text:p>
            </text:list-item>
          </text:list>
        </text:list-item>
        <text:list-item>
          <text:p text:style-name="P16">Lege in der Klasse "Wettbuero" eine Methode "wetteAnnehmen(String schneckenName, int wettEinsatz, String spieler)" an, welche eine Wette entgegennimmt. Die Wette ist bezogen auf eine Schnecke für das Rennen, das von dem Büro bearbeitet wird. </text:p>
          <text:list>
            <text:list-item>
              <text:p text:style-name="P16">Um die einzelnen Wetten speichern zu können, sollten ihre Daten in eigenen Objekten der Klasse "Wette" gespeichert werden. Erstellt euch diese Klasse selbst. </text:p>
            </text:list-item>
            <text:list-item>
              <text:p text:style-name="P16">Tipp: Denkt an toString(). </text:p>
            </text:list-item>
          </text:list>
        </text:list-item>
        <text:list-item>
          <text:p text:style-name="P11">Lege in der Klasse "Wettbuero" eine Methode "rennenDurchfuehren()" an, welche das betreute Rennen durchfuert. </text:p>
        </text:list-item>
        <text:list-item>
          <text:p text:style-name="P11">Lege in der Klasse "Wettbuero" eine Methode "toString()" an, welche die Daten des Wettbueros, die Daten des Rennens sowie sämtliche abgeschlossende Wetten als String zurückgibt. </text:p>
        </text:list-item>
        <text:list-item>
          <text:p text:style-name="P11">Teste dein Programm! </text:p>
        </text:list-item>
        <text:list-item>
          <text:p text:style-name="P16">Tausche die Klasse Rennen mit einem Kommilitonen, der ebenfalls bereits fertig ist. </text:p>
          <text:list>
            <text:list-item>
              <text:p text:style-name="P16">Sollten eure Programme immer noch laufen? </text:p>
            </text:list-item>
            <text:list-item>
              <text:p text:style-name="P11">Treten Fehler auf? Wenn ja: ändert eure Programme so ab, dass ihr problemlos Klassen austauschen könnt. </text:p>
            </text:list-item>
          </text:list>
        </text:list-item>
      </text:list>
      <text:h text:style-name="P6" text:outline-level="2"><text:bookmark text:name="Zusatz"/>Zusatz </text:h>
      <text:p text:style-name="P1">Es gibt noch ein paar Dinge, die in unserem Wettbüro nicht so laufen wie sie sollten. Macht sie besser. </text:p>
      <text:list xml:id="list8266579706352540539" text:style-name="L4">
        <text:list-item>
          <text:p text:style-name="P17">Dieselbe Schnecke kann in ein Rennen zweimal eingetragen werden. </text:p>
        </text:list-item>
        <text:list-item>
          <text:p text:style-name="P17">Es können negative Wetten abgeschlossen werden. </text:p>
        </text:list-item>
        <text:list-item>
          <text:p text:style-name="P12">Gehen zwei Schnecken gleichzeitig durchs Ziel, wird die Schnecke ausgegeben, auf die die Suche nach dem Gewinner zuerst stößt. Das ist ganz schön ungerecht. </text:p>
          <text:p text:style-name="P20">http://wiki.freitagsrunde.org/Javakurs/Übungsaufgaben</text:p>
        </text:list-item>
      </text:list>
      <text:p text:style-name="P2"/>
      <text:h text:style-name="P4" text:outline-level="3"><text:bookmark text:name="Aufgabe"/>Aufgabe </text:h>
      <text:p text:style-name="Text_20_body">Eine Wetterstation hat für 14 Tage folgende Temperaturwerte aufgenommen. </text:p>
      <text:p text:style-name="Preformatted_20_Text">Tag: <text:s text:c="8"/>1 <text:s/>2 <text:s/>3 <text:s/>4 <text:s/>5 <text:s/>6 <text:s/>7 <text:s/>8 <text:s/>9 10 11 12 13 14</text:p>
      <text:p text:style-name="P7">Temperatur: 12 14 <text:s/>9 12 15 16 15 15 11 <text:s/>8 13 13 15 12</text:p>
      <text:list xml:id="list5483357175695414904" text:style-name="L5">
        <text:list-item>
          <text:p text:style-name="P19">Speichere die folgende Tabelle mit einem geeigneten Datentyp. </text:p>
        </text:list-item>
        <text:list-item>
          <text:p text:style-name="P19">Schreibe ein Programm, welches die Durchschnittstemperatur für die zwei Wochen bestimmt. </text:p>
        </text:list-item>
        <text:list-item>
          <text:p text:style-name="P19">Schreibe ein Programm, welches die maximale und minimale Temperatur ausgibt. </text:p>
        </text:list-item>
        <text:list-item>
          <text:p text:style-name="P19">Schreibe ein Programm, welches die beiden aufeinanderfolgenden Tage angeben kann, an denen es den größten Temperaturumschwung gab. </text:p>
        </text:list-item>
        <text:list-item>
          <text:p text:style-name="P13">Schreibe ein Programm, welches die Tabelle schön tabellarisch auf der Konsole ausgibt. </text:p>
        </text:list-item>
      </text:list>
      <text:p text:style-name="P1"/>
      <text:p text:style-name="P3">public class WeatherStation {</text:p>
      <text:p text:style-name="Preformatted_20_Text"><text:s text:c="8"/>public static void main(String[] args) {</text:p>
      <text:p text:style-name="Preformatted_20_Text"><text:s text:c="16"/>// Aufgabe 1.) day wird nicht benoetigt da man es ueber den index machen</text:p>
      <text:p text:style-name="Preformatted_20_Text"><text:s text:c="16"/>// kann</text:p>
      <text:p text:style-name="Preformatted_20_Text"><text:s text:c="16"/>int[] day = { 1, 2, 3, 4, 5, 6, 7, 8, 9, 10, 11, 12, 13, 14 };</text:p>
      <text:p text:style-name="Preformatted_20_Text"><text:s text:c="16"/>int[] temperature = { 12, 14, 9, 12, 15, 16, 15, 15, 11, 8, 13, 13, 15, 12 };</text:p>
      <text:p text:style-name="Preformatted_20_Text"/>
      <text:p text:style-name="Preformatted_20_Text"><text:s text:c="16"/>// Aufgabe 2.)</text:p>
      <text:p text:style-name="Preformatted_20_Text"><text:s text:c="16"/>System.out.println("2.) \t Durchschnittstemperatur");</text:p>
      <text:p text:style-name="Preformatted_20_Text"><text:s text:c="16"/>int average = 0;</text:p>
      <text:p text:style-name="Preformatted_20_Text"><text:s text:c="16"/>for (int i = 0; i &lt; temperature.length; i++) {</text:p>
      <text:p text:style-name="Preformatted_20_Text"><text:s text:c="24"/>average = average + temperature[i];</text:p>
      <text:p text:style-name="Preformatted_20_Text"><text:s text:c="16"/>}</text:p>
      <text:p text:style-name="Preformatted_20_Text"><text:s text:c="16"/>average = average / temperature.length;</text:p>
      <text:p text:style-name="Preformatted_20_Text"><text:s text:c="16"/>System.out.println("Durchschnittstemeratur betraegt: " + average);</text:p>
      <text:p text:style-name="Preformatted_20_Text"/>
      <text:p text:style-name="Preformatted_20_Text"><text:s text:c="16"/>// Aufgabe 3.)</text:p>
      <text:p text:style-name="Preformatted_20_Text"><text:s text:c="16"/>System.out.println("3.) \t maximale und minimale Temperatur");</text:p>
      <text:p text:style-name="Preformatted_20_Text"><text:s text:c="16"/>int max = temperature[0];</text:p>
      <text:p text:style-name="Preformatted_20_Text"><text:s text:c="16"/>int min = temperature[0];</text:p>
      <text:p text:style-name="Preformatted_20_Text"><text:s text:c="16"/>for (int i = 0; i &lt; temperature.length; i++) {</text:p>
      <text:p text:style-name="Preformatted_20_Text"><text:s text:c="24"/>if (max &lt; temperature[i]) {</text:p>
      <text:p text:style-name="Preformatted_20_Text"><text:s text:c="32"/>max = temperature[i];</text:p>
      <text:p text:style-name="Preformatted_20_Text"><text:s text:c="24"/>}</text:p>
      <text:p text:style-name="Preformatted_20_Text"><text:s text:c="24"/>if (min &gt; temperature[i]) {</text:p>
      <text:p text:style-name="Preformatted_20_Text"><text:s text:c="32"/>min = temperature[i];</text:p>
      <text:p text:style-name="Preformatted_20_Text"><text:s text:c="24"/>}</text:p>
      <text:p text:style-name="Preformatted_20_Text"><text:s text:c="16"/>}</text:p>
      <text:p text:style-name="Preformatted_20_Text"><text:s text:c="16"/>System.out.println("Maximale Temperatur: " + max);</text:p>
      <text:p text:style-name="Preformatted_20_Text"><text:s text:c="16"/>System.out.println("Minimale Temperatur: " + min);</text:p>
      <text:p text:style-name="Preformatted_20_Text"/>
      <text:p text:style-name="Preformatted_20_Text"><text:s text:c="16"/>// Aufgabe 4.)</text:p>
      <text:p text:style-name="Preformatted_20_Text"><text:s text:c="16"/>System.out.println("4.) \t beiden aufeinanderfolgenden Tage angeben kann, an denen es den größten Temperaturumschwung gab");</text:p>
      <text:p text:style-name="Preformatted_20_Text"><text:s text:c="16"/>int maxTempDiff = 0;</text:p>
      <text:p text:style-name="Preformatted_20_Text"><text:s text:c="16"/>int foundDay = 0;</text:p>
      <text:p text:style-name="Preformatted_20_Text"><text:s text:c="16"/>for (int i = 0; i &lt; temperature.length; i++) {</text:p>
      <text:p text:style-name="Preformatted_20_Text"><text:s text:c="24"/>int newMaxDiff = 0;</text:p>
      <text:p text:style-name="Preformatted_20_Text"><text:s text:c="24"/>if ((i + 1) &lt; temperature.length) {</text:p>
      <text:p text:style-name="Preformatted_20_Text"><text:s text:c="32"/>if (temperature[i] &lt; temperature[i + 1]) {</text:p>
      <text:p text:style-name="Preformatted_20_Text"><text:s text:c="40"/>newMaxDiff = temperature[i + 1] - temperature[i];</text:p>
      <text:p text:style-name="Preformatted_20_Text"><text:s text:c="32"/>}</text:p>
      <text:p text:style-name="Preformatted_20_Text"><text:s text:c="32"/>if (temperature[i] &gt;= temperature[i + 1]) {</text:p>
      <text:p text:style-name="Preformatted_20_Text"><text:s text:c="40"/>newMaxDiff = temperature[i] - temperature[i + 1];</text:p>
      <text:p text:style-name="Preformatted_20_Text"><text:s text:c="32"/>}</text:p>
      <text:p text:style-name="Preformatted_20_Text"><text:s text:c="32"/>if (maxTempDiff &lt; newMaxDiff) {</text:p>
      <text:p text:style-name="Preformatted_20_Text"><text:s text:c="40"/>maxTempDiff = newMaxDiff;</text:p>
      <text:p text:style-name="Preformatted_20_Text"><text:s text:c="40"/>foundDay = i;</text:p>
      <text:p text:style-name="Preformatted_20_Text"><text:s text:c="32"/>}</text:p>
      <text:p text:style-name="Preformatted_20_Text"><text:s text:c="24"/>}</text:p>
      <text:p text:style-name="Preformatted_20_Text"><text:s text:c="16"/>}</text:p>
      <text:p text:style-name="Preformatted_20_Text"><text:s text:c="16"/>if (maxTempDiff != 0) {</text:p>
      <text:p text:style-name="Preformatted_20_Text"><text:s text:c="24"/>System.out.println("Maximale Temperatur unterschied: " + maxTempDiff + " von Tag " + (foundDay + 1) + " zu Tag " + (foundDay + 2));</text:p>
      <text:p text:style-name="Preformatted_20_Text"><text:s text:c="16"/>} else {</text:p>
      <text:p text:style-name="Preformatted_20_Text"><text:s text:c="24"/>System.out.println("Alle Temperaturen sind gleich");</text:p>
      <text:p text:style-name="Preformatted_20_Text"><text:s text:c="16"/>}</text:p>
      <text:p text:style-name="Preformatted_20_Text"/>
      <text:p text:style-name="Preformatted_20_Text"><text:s text:c="16"/>// Aufgabe 5.)</text:p>
      <text:p text:style-name="Preformatted_20_Text"><text:soft-page-break/><text:s text:c="16"/>System.out.println("5.) \tTabelle schön tabellarisch auf der Konsole ausgibt");</text:p>
      <text:p text:style-name="Preformatted_20_Text"><text:s text:c="16"/>System.out.print("Tag: \t\t");</text:p>
      <text:p text:style-name="Preformatted_20_Text"><text:s text:c="16"/>for (int i = 0; i &lt; day.length; i++) {</text:p>
      <text:p text:style-name="Preformatted_20_Text"><text:s text:c="24"/>System.out.print(day[i] + "\t");</text:p>
      <text:p text:style-name="Preformatted_20_Text"><text:s text:c="16"/>}</text:p>
      <text:p text:style-name="Preformatted_20_Text"><text:s text:c="16"/>System.out.println();</text:p>
      <text:p text:style-name="Preformatted_20_Text"><text:s text:c="16"/>System.out.print("Temperatur \t");</text:p>
      <text:p text:style-name="Preformatted_20_Text"><text:s text:c="16"/>for (int j = 0; j &lt; temperature.length; j++) {</text:p>
      <text:p text:style-name="Preformatted_20_Text"><text:s text:c="24"/>System.out.print(temperature[j] + "\t");</text:p>
      <text:p text:style-name="Preformatted_20_Text"><text:s text:c="16"/>}</text:p>
      <text:p text:style-name="P7"><text:s text:c="8"/>}</text:p>
      <text:p text:style-name="P1"/>
      <text:p text:style-name="P1"/>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 r</meta:initial-creator>
    <meta:creation-date>2015-09-09T16:10:34.05</meta:creation-date>
    <dc:date>2017-04-04T11:46:20.11</dc:date>
    <dc:creator>Guido Rau</dc:creator>
    <meta:editing-duration>PT11M13S</meta:editing-duration>
    <meta:editing-cycles>2</meta:editing-cycles>
    <meta:generator>OpenOffice/4.1.1$Win32 OpenOffice.org_project/411m6$Build-9775</meta:generator>
    <meta:document-statistic meta:table-count="0" meta:image-count="0" meta:object-count="0" meta:page-count="7" meta:paragraph-count="129" meta:word-count="1100" meta:character-count="8623"/>
  </office:meta>
</office:document-meta>
</file>